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00225779962095">
            <text:p>0.100225779962095</text:p>
          </table:table-cell>
          <table:table-cell office:value-type="float" office:value="0.09567143634170362">
            <text:p>0.09567143634170362</text:p>
          </table:table-cell>
          <table:table-cell office:value-type="float" office:value="0.0940066921186312">
            <text:p>0.0940066921186312</text:p>
          </table:table-cell>
          <table:table-cell office:value-type="float" office:value="0.09097856456899231">
            <text:p>0.09097856456899231</text:p>
          </table:table-cell>
          <table:table-cell office:value-type="float" office:value="0.08964225318881143">
            <text:p>0.08964225318881143</text:p>
          </table:table-cell>
          <table:table-cell office:value-type="float" office:value="0.08906167023195496">
            <text:p>0.08906167023195496</text:p>
          </table:table-cell>
          <table:table-cell office:value-type="float" office:value="0.09651184982398105">
            <text:p>0.09651184982398105</text:p>
          </table:table-cell>
          <table:table-cell office:value-type="float" office:value="0.11334552699254415">
            <text:p>0.11334552699254415</text:p>
          </table:table-cell>
          <table:table-cell office:value-type="float" office:value="0.12877892277428152">
            <text:p>0.12877892277428152</text:p>
          </table:table-cell>
          <table:table-cell office:value-type="float" office:value="0.13624961688567977">
            <text:p>0.13624961688567977</text:p>
          </table:table-cell>
          <table:table-cell office:value-type="float" office:value="0.13962905808623002">
            <text:p>0.13962905808623002</text:p>
          </table:table-cell>
          <table:table-cell office:value-type="float" office:value="0.14101664573819475">
            <text:p>0.14101664573819475</text:p>
          </table:table-cell>
          <table:table-cell office:value-type="float" office:value="0.14145880080919884">
            <text:p>0.14145880080919884</text:p>
          </table:table-cell>
          <table:table-cell office:value-type="float" office:value="0.1401245549182606">
            <text:p>0.1401245549182606</text:p>
          </table:table-cell>
          <table:table-cell office:value-type="float" office:value="0.1384081935174135">
            <text:p>0.1384081935174135</text:p>
          </table:table-cell>
          <table:table-cell office:value-type="float" office:value="0.13747996666237836">
            <text:p>0.13747996666237836</text:p>
          </table:table-cell>
          <table:table-cell office:value-type="float" office:value="0.1394725621828268">
            <text:p>0.1394725621828268</text:p>
          </table:table-cell>
          <table:table-cell office:value-type="float" office:value="0.14567867554532005">
            <text:p>0.14567867554532005</text:p>
          </table:table-cell>
          <table:table-cell office:value-type="float" office:value="0.14917013444402505">
            <text:p>0.14917013444402505</text:p>
          </table:table-cell>
          <table:table-cell office:value-type="float" office:value="0.14748086504285626">
            <text:p>0.14748086504285626</text:p>
          </table:table-cell>
          <table:table-cell office:value-type="float" office:value="0.14285884155650058">
            <text:p>0.14285884155650058</text:p>
          </table:table-cell>
          <table:table-cell office:value-type="float" office:value="0.1365887180807764">
            <text:p>0.1365887180807764</text:p>
          </table:table-cell>
          <table:table-cell office:value-type="float" office:value="0.12696357831613095">
            <text:p>0.12696357831613095</text:p>
          </table:table-cell>
          <table:table-cell office:value-type="float" office:value="0.11280077927138485">
            <text:p>0.11280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805557103709155">
            <text:p>0.23805557103709155</text:p>
          </table:table-cell>
          <table:table-cell office:value-type="float" office:value="0.22723812594799953">
            <text:p>0.22723812594799953</text:p>
          </table:table-cell>
          <table:table-cell office:value-type="float" office:value="0.2232840371217103">
            <text:p>0.2232840371217103</text:p>
          </table:table-cell>
          <table:table-cell office:value-type="float" office:value="0.21609164976114253">
            <text:p>0.21609164976114253</text:p>
          </table:table-cell>
          <table:table-cell office:value-type="float" office:value="0.21291765232442905">
            <text:p>0.21291765232442905</text:p>
          </table:table-cell>
          <table:table-cell office:value-type="float" office:value="0.21153865574908548">
            <text:p>0.21153865574908548</text:p>
          </table:table-cell>
          <table:table-cell office:value-type="float" office:value="0.2292342701686428">
            <text:p>0.2292342701686428</text:p>
          </table:table-cell>
          <table:table-cell office:value-type="float" office:value="0.2692175023523374">
            <text:p>0.2692175023523374</text:p>
          </table:table-cell>
          <table:table-cell office:value-type="float" office:value="0.3058747959872932">
            <text:p>0.3058747959872932</text:p>
          </table:table-cell>
          <table:table-cell office:value-type="float" office:value="0.3236191363496727">
            <text:p>0.3236191363496727</text:p>
          </table:table-cell>
          <table:table-cell office:value-type="float" office:value="0.3316459614348684">
            <text:p>0.3316459614348684</text:p>
          </table:table-cell>
          <table:table-cell office:value-type="float" office:value="0.3349417499134152">
            <text:p>0.3349417499134152</text:p>
          </table:table-cell>
          <table:table-cell office:value-type="float" office:value="0.3359919535432084">
            <text:p>0.3359919535432084</text:p>
          </table:table-cell>
          <table:table-cell office:value-type="float" office:value="0.33282286204208644">
            <text:p>0.33282286204208644</text:p>
          </table:table-cell>
          <table:table-cell office:value-type="float" office:value="0.3287461724564395">
            <text:p>0.3287461724564395</text:p>
          </table:table-cell>
          <table:table-cell office:value-type="float" office:value="0.32654145452747113">
            <text:p>0.32654145452747113</text:p>
          </table:table-cell>
          <table:table-cell office:value-type="float" office:value="0.33127425346049766">
            <text:p>0.33127425346049766</text:p>
          </table:table-cell>
          <table:table-cell office:value-type="float" office:value="0.3460149704794903">
            <text:p>0.3460149704794903</text:p>
          </table:table-cell>
          <table:table-cell office:value-type="float" office:value="0.3543078592172794">
            <text:p>0.3543078592172794</text:p>
          </table:table-cell>
          <table:table-cell office:value-type="float" office:value="0.3502955183596404">
            <text:p>0.3502955183596404</text:p>
          </table:table-cell>
          <table:table-cell office:value-type="float" office:value="0.33931732052663516">
            <text:p>0.33931732052663516</text:p>
          </table:table-cell>
          <table:table-cell office:value-type="float" office:value="0.32442456713473256">
            <text:p>0.32442456713473256</text:p>
          </table:table-cell>
          <table:table-cell office:value-type="float" office:value="0.3015630025367704">
            <text:p>0.3015630025367704</text:p>
          </table:table-cell>
          <table:table-cell office:value-type="float" office:value="0.2679236213779927">
            <text:p>0.267923621377992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256855587269832">
            <text:p>0.6256855587269832</text:p>
          </table:table-cell>
          <table:table-cell office:value-type="float" office:value="0.6554813972295276">
            <text:p>0.6554813972295276</text:p>
          </table:table-cell>
          <table:table-cell office:value-type="float" office:value="0.6628370381869719">
            <text:p>0.6628370381869719</text:p>
          </table:table-cell>
          <table:table-cell office:value-type="float" office:value="0.6189904792963721">
            <text:p>0.6189904792963721</text:p>
          </table:table-cell>
          <table:table-cell office:value-type="float" office:value="0.5606114498577369">
            <text:p>0.5606114498577369</text:p>
          </table:table-cell>
          <table:table-cell office:value-type="float" office:value="0.45184832415907517">
            <text:p>0.45184832415907517</text:p>
          </table:table-cell>
          <table:table-cell office:value-type="float" office:value="0.5029787518131554">
            <text:p>0.5029787518131554</text:p>
          </table:table-cell>
          <table:table-cell office:value-type="float" office:value="0.3948982856403209">
            <text:p>0.3948982856403209</text:p>
          </table:table-cell>
          <table:table-cell office:value-type="float" office:value="0.44816363180217306">
            <text:p>0.44816363180217306</text:p>
          </table:table-cell>
          <table:table-cell office:value-type="float" office:value="0.48891966192204944">
            <text:p>0.48891966192204944</text:p>
          </table:table-cell>
          <table:table-cell office:value-type="float" office:value="0.4832252966662984">
            <text:p>0.4832252966662984</text:p>
          </table:table-cell>
          <table:table-cell office:value-type="float" office:value="0.49996079776186547">
            <text:p>0.49996079776186547</text:p>
          </table:table-cell>
          <table:table-cell office:value-type="float" office:value="0.5514475121004184">
            <text:p>0.5514475121004184</text:p>
          </table:table-cell>
          <table:table-cell office:value-type="float" office:value="0.6769055912189447">
            <text:p>0.6769055912189447</text:p>
          </table:table-cell>
          <table:table-cell office:value-type="float" office:value="0.682413587262451">
            <text:p>0.682413587262451</text:p>
          </table:table-cell>
          <table:table-cell office:value-type="float" office:value="0.6612590154767491">
            <text:p>0.6612590154767491</text:p>
          </table:table-cell>
          <table:table-cell office:value-type="float" office:value="0.5418417026848001">
            <text:p>0.5418417026848001</text:p>
          </table:table-cell>
          <table:table-cell office:value-type="float" office:value="0.6953905704434131">
            <text:p>0.6953905704434131</text:p>
          </table:table-cell>
          <table:table-cell office:value-type="float" office:value="0.6105167236372582">
            <text:p>0.6105167236372582</text:p>
          </table:table-cell>
          <table:table-cell office:value-type="float" office:value="0.5569479591052914">
            <text:p>0.5569479591052914</text:p>
          </table:table-cell>
          <table:table-cell office:value-type="float" office:value="0.5921908715843136">
            <text:p>0.5921908715843136</text:p>
          </table:table-cell>
          <table:table-cell office:value-type="float" office:value="0.4986667075687875">
            <text:p>0.4986667075687875</text:p>
          </table:table-cell>
          <table:table-cell office:value-type="float" office:value="0.6401259692228346">
            <text:p>0.6401259692228346</text:p>
          </table:table-cell>
          <table:table-cell office:value-type="float" office:value="0.6559534899576682">
            <text:p>0.65595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05902414080589">
            <text:p>0.2505902414080589</text:p>
          </table:table-cell>
          <table:table-cell office:value-type="float" office:value="0.23920321036952943">
            <text:p>0.23920321036952943</text:p>
          </table:table-cell>
          <table:table-cell office:value-type="float" office:value="0.2350409214165259">
            <text:p>0.2350409214165259</text:p>
          </table:table-cell>
          <table:table-cell office:value-type="float" office:value="0.2274698233021953">
            <text:p>0.2274698233021953</text:p>
          </table:table-cell>
          <table:table-cell office:value-type="float" office:value="0.22412870097336432">
            <text:p>0.22412870097336432</text:p>
          </table:table-cell>
          <table:table-cell office:value-type="float" office:value="0.22267709417747705">
            <text:p>0.22267709417747705</text:p>
          </table:table-cell>
          <table:table-cell office:value-type="float" office:value="0.24130446034220243">
            <text:p>0.24130446034220243</text:p>
          </table:table-cell>
          <table:table-cell office:value-type="float" office:value="0.28339298514142003">
            <text:p>0.28339298514142003</text:p>
          </table:table-cell>
          <table:table-cell office:value-type="float" office:value="0.3219804461335366">
            <text:p>0.3219804461335366</text:p>
          </table:table-cell>
          <table:table-cell office:value-type="float" office:value="0.3406591038757767">
            <text:p>0.3406591038757767</text:p>
          </table:table-cell>
          <table:table-cell office:value-type="float" office:value="0.34910857652233857">
            <text:p>0.34910857652233857</text:p>
          </table:table-cell>
          <table:table-cell office:value-type="float" office:value="0.35257790272575845">
            <text:p>0.35257790272575845</text:p>
          </table:table-cell>
          <table:table-cell office:value-type="float" office:value="0.3536834041848113">
            <text:p>0.3536834041848113</text:p>
          </table:table-cell>
          <table:table-cell office:value-type="float" office:value="0.35034744611060753">
            <text:p>0.35034744611060753</text:p>
          </table:table-cell>
          <table:table-cell office:value-type="float" office:value="0.34605610093031">
            <text:p>0.34605610093031</text:p>
          </table:table-cell>
          <table:table-cell office:value-type="float" office:value="0.34373529492837596">
            <text:p>0.34373529492837596</text:p>
          </table:table-cell>
          <table:table-cell office:value-type="float" office:value="0.3487172964921131">
            <text:p>0.3487172964921131</text:p>
          </table:table-cell>
          <table:table-cell office:value-type="float" office:value="0.3642341769424408">
            <text:p>0.3642341769424408</text:p>
          </table:table-cell>
          <table:table-cell office:value-type="float" office:value="0.37296372266035654">
            <text:p>0.37296372266035654</text:p>
          </table:table-cell>
          <table:table-cell office:value-type="float" office:value="0.36874011445094973">
            <text:p>0.36874011445094973</text:p>
          </table:table-cell>
          <table:table-cell office:value-type="float" office:value="0.3571838663311795">
            <text:p>0.3571838663311795</text:p>
          </table:table-cell>
          <table:table-cell office:value-type="float" office:value="0.34150694412579247">
            <text:p>0.34150694412579247</text:p>
          </table:table-cell>
          <table:table-cell office:value-type="float" office:value="0.3174416178382735">
            <text:p>0.3174416178382735</text:p>
          </table:table-cell>
          <table:table-cell office:value-type="float" office:value="0.2820309756564011">
            <text:p>0.28203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253117905609042">
            <text:p>0.8253117905609042</text:p>
          </table:table-cell>
          <table:table-cell office:value-type="float" office:value="0.8460364454242739">
            <text:p>0.8460364454242739</text:p>
          </table:table-cell>
          <table:table-cell office:value-type="float" office:value="0.8500763065858934">
            <text:p>0.8500763065858934</text:p>
          </table:table-cell>
          <table:table-cell office:value-type="float" office:value="0.8001984282835055">
            <text:p>0.8001984282835055</text:p>
          </table:table-cell>
          <table:table-cell office:value-type="float" office:value="0.739157780192631">
            <text:p>0.739157780192631</text:p>
          </table:table-cell>
          <table:table-cell office:value-type="float" office:value="0.6292382695001286">
            <text:p>0.6292382695001286</text:p>
          </table:table-cell>
          <table:table-cell office:value-type="float" office:value="0.6952077064291133">
            <text:p>0.6952077064291133</text:p>
          </table:table-cell>
          <table:table-cell office:value-type="float" office:value="0.6206559745034937">
            <text:p>0.6206559745034937</text:p>
          </table:table-cell>
          <table:table-cell office:value-type="float" office:value="0.7046610230201202">
            <text:p>0.7046610230201202</text:p>
          </table:table-cell>
          <table:table-cell office:value-type="float" office:value="0.7602969225229665">
            <text:p>0.7602969225229665</text:p>
          </table:table-cell>
          <table:table-cell office:value-type="float" office:value="0.7613336110222996">
            <text:p>0.7613336110222996</text:p>
          </table:table-cell>
          <table:table-cell office:value-type="float" office:value="0.78083286106954">
            <text:p>0.78083286106954</text:p>
          </table:table-cell>
          <table:table-cell office:value-type="float" office:value="0.8332002445407684">
            <text:p>0.8332002445407684</text:p>
          </table:table-cell>
          <table:table-cell office:value-type="float" office:value="0.9560008189768809">
            <text:p>0.9560008189768809</text:p>
          </table:table-cell>
          <table:table-cell office:value-type="float" office:value="0.958090225920397">
            <text:p>0.958090225920397</text:p>
          </table:table-cell>
          <table:table-cell office:value-type="float" office:value="0.9350868440837514">
            <text:p>0.9350868440837514</text:p>
          </table:table-cell>
          <table:table-cell office:value-type="float" office:value="0.819638313929031">
            <text:p>0.819638313929031</text:p>
          </table:table-cell>
          <table:table-cell office:value-type="float" office:value="0.9855483030015126">
            <text:p>0.9855483030015126</text:p>
          </table:table-cell>
          <table:table-cell office:value-type="float" office:value="0.907628622915887">
            <text:p>0.907628622915887</text:p>
          </table:table-cell>
          <table:table-cell office:value-type="float" office:value="0.8506952301891066">
            <text:p>0.8506952301891066</text:p>
          </table:table-cell>
          <table:table-cell office:value-type="float" office:value="0.8767321566196505">
            <text:p>0.8767321566196505</text:p>
          </table:table-cell>
          <table:table-cell office:value-type="float" office:value="0.7707193781671443">
            <text:p>0.7707193781671443</text:p>
          </table:table-cell>
          <table:table-cell office:value-type="float" office:value="0.8930076203208418">
            <text:p>0.8930076203208418</text:p>
          </table:table-cell>
          <table:table-cell office:value-type="float" office:value="0.8806261692063869">
            <text:p>0.88062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2961540605135745">
            <text:p>0.032961540605135745</text:p>
          </table:table-cell>
          <table:table-cell office:value-type="float" office:value="0.03146374051587681">
            <text:p>0.03146374051587681</text:p>
          </table:table-cell>
          <table:table-cell office:value-type="float" office:value="0.030916251293775256">
            <text:p>0.030916251293775256</text:p>
          </table:table-cell>
          <table:table-cell office:value-type="float" office:value="0.029920382274619663">
            <text:p>0.029920382274619663</text:p>
          </table:table-cell>
          <table:table-cell office:value-type="float" office:value="0.02948090570645937">
            <text:p>0.02948090570645937</text:p>
          </table:table-cell>
          <table:table-cell office:value-type="float" office:value="0.029289967719104117">
            <text:p>0.029289967719104117</text:p>
          </table:table-cell>
          <table:table-cell office:value-type="float" office:value="0.031740129715658184">
            <text:p>0.031740129715658184</text:p>
          </table:table-cell>
          <table:table-cell office:value-type="float" office:value="0.03727626955647746">
            <text:p>0.03727626955647746</text:p>
          </table:table-cell>
          <table:table-cell office:value-type="float" office:value="0.04235189482900988">
            <text:p>0.04235189482900988</text:p>
          </table:table-cell>
          <table:table-cell office:value-type="float" office:value="0.04480880349457005">
            <text:p>0.04480880349457005</text:p>
          </table:table-cell>
          <table:table-cell office:value-type="float" office:value="0.045920210044828">
            <text:p>0.045920210044828</text:p>
          </table:table-cell>
          <table:table-cell office:value-type="float" office:value="0.0463765499880114">
            <text:p>0.0463765499880114</text:p>
          </table:table-cell>
          <table:table-cell office:value-type="float" office:value="0.04652196279829038">
            <text:p>0.04652196279829038</text:p>
          </table:table-cell>
          <table:table-cell office:value-type="float" office:value="0.046083165513519674">
            <text:p>0.046083165513519674</text:p>
          </table:table-cell>
          <table:table-cell office:value-type="float" office:value="0.04551870080166083">
            <text:p>0.04551870080166083</text:p>
          </table:table-cell>
          <table:table-cell office:value-type="float" office:value="0.045213432165342106">
            <text:p>0.045213432165342106</text:p>
          </table:table-cell>
          <table:table-cell office:value-type="float" office:value="0.045868742786838175">
            <text:p>0.045868742786838175</text:p>
          </table:table-cell>
          <table:table-cell office:value-type="float" office:value="0.04790976514331409">
            <text:p>0.04790976514331409</text:p>
          </table:table-cell>
          <table:table-cell office:value-type="float" office:value="0.04905801127623874">
            <text:p>0.04905801127623874</text:p>
          </table:table-cell>
          <table:table-cell office:value-type="float" office:value="0.04850245638825793">
            <text:p>0.04850245638825793</text:p>
          </table:table-cell>
          <table:table-cell office:value-type="float" office:value="0.04698239822676478">
            <text:p>0.04698239822676478</text:p>
          </table:table-cell>
          <table:table-cell office:value-type="float" office:value="0.044920324680193746">
            <text:p>0.044920324680193746</text:p>
          </table:table-cell>
          <table:table-cell office:value-type="float" office:value="0.04175487727432208">
            <text:p>0.04175487727432208</text:p>
          </table:table-cell>
          <table:table-cell office:value-type="float" office:value="0.0370971168061837">
            <text:p>0.03709711680618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7825141955867121">
            <text:p>0.07825141955867121</text:p>
          </table:table-cell>
          <table:table-cell office:value-type="float" office:value="0.0746956093311191">
            <text:p>0.0746956093311191</text:p>
          </table:table-cell>
          <table:table-cell office:value-type="float" office:value="0.073395857922781">
            <text:p>0.073395857922781</text:p>
          </table:table-cell>
          <table:table-cell office:value-type="float" office:value="0.07103164305257921">
            <text:p>0.07103164305257921</text:p>
          </table:table-cell>
          <table:table-cell office:value-type="float" office:value="0.06998831605117181">
            <text:p>0.06998831605117181</text:p>
          </table:table-cell>
          <table:table-cell office:value-type="float" office:value="0.06953502508588566">
            <text:p>0.06953502508588566</text:p>
          </table:table-cell>
          <table:table-cell office:value-type="float" office:value="0.07535176334687547">
            <text:p>0.07535176334687547</text:p>
          </table:table-cell>
          <table:table-cell office:value-type="float" office:value="0.08849468062155914">
            <text:p>0.08849468062155914</text:p>
          </table:table-cell>
          <table:table-cell office:value-type="float" office:value="0.10054432622160864">
            <text:p>0.10054432622160864</text:p>
          </table:table-cell>
          <table:table-cell office:value-type="float" office:value="0.10637708122263383">
            <text:p>0.10637708122263383</text:p>
          </table:table-cell>
          <table:table-cell office:value-type="float" office:value="0.10901558472301065">
            <text:p>0.10901558472301065</text:p>
          </table:table-cell>
          <table:table-cell office:value-type="float" office:value="0.11009894574618667">
            <text:p>0.11009894574618667</text:p>
          </table:table-cell>
          <table:table-cell office:value-type="float" office:value="0.11044415894367199">
            <text:p>0.11044415894367199</text:p>
          </table:table-cell>
          <table:table-cell office:value-type="float" office:value="0.10940244457591403">
            <text:p>0.10940244457591403</text:p>
          </table:table-cell>
          <table:table-cell office:value-type="float" office:value="0.10806239298297277">
            <text:p>0.10806239298297277</text:p>
          </table:table-cell>
          <table:table-cell office:value-type="float" office:value="0.10733767855215065">
            <text:p>0.10733767855215065</text:p>
          </table:table-cell>
          <table:table-cell office:value-type="float" office:value="0.10889340032493498">
            <text:p>0.10889340032493498</text:p>
          </table:table-cell>
          <table:table-cell office:value-type="float" office:value="0.11373883211644391">
            <text:p>0.11373883211644391</text:p>
          </table:table-cell>
          <table:table-cell office:value-type="float" office:value="0.11646479359319845">
            <text:p>0.11646479359319845</text:p>
          </table:table-cell>
          <table:table-cell office:value-type="float" office:value="0.11514589411735056">
            <text:p>0.11514589411735056</text:p>
          </table:table-cell>
          <table:table-cell office:value-type="float" office:value="0.11153724273865791">
            <text:p>0.11153724273865791</text:p>
          </table:table-cell>
          <table:table-cell office:value-type="float" office:value="0.10664183496064772">
            <text:p>0.10664183496064772</text:p>
          </table:table-cell>
          <table:table-cell office:value-type="float" office:value="0.09912699346658296">
            <text:p>0.09912699346658296</text:p>
          </table:table-cell>
          <table:table-cell office:value-type="float" office:value="0.08806936806726237">
            <text:p>0.0880693680672623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566126186360356">
            <text:p>0.20566126186360356</text:p>
          </table:table-cell>
          <table:table-cell office:value-type="float" office:value="0.2154550786766125">
            <text:p>0.2154550786766125</text:p>
          </table:table-cell>
          <table:table-cell office:value-type="float" office:value="0.21787285926947303">
            <text:p>0.21787285926947303</text:p>
          </table:table-cell>
          <table:table-cell office:value-type="float" office:value="0.20346060617517978">
            <text:p>0.20346060617517978</text:p>
          </table:table-cell>
          <table:table-cell office:value-type="float" office:value="0.18427156673953995">
            <text:p>0.18427156673953995</text:p>
          </table:table-cell>
          <table:table-cell office:value-type="float" office:value="0.14852140219854168">
            <text:p>0.14852140219854168</text:p>
          </table:table-cell>
          <table:table-cell office:value-type="float" office:value="0.16532784454692864">
            <text:p>0.16532784454692864</text:p>
          </table:table-cell>
          <table:table-cell office:value-type="float" office:value="0.12980206846678957">
            <text:p>0.12980206846678957</text:p>
          </table:table-cell>
          <table:table-cell office:value-type="float" office:value="0.14731025313312043">
            <text:p>0.14731025313312043</text:p>
          </table:table-cell>
          <table:table-cell office:value-type="float" office:value="0.16070665723114452">
            <text:p>0.16070665723114452</text:p>
          </table:table-cell>
          <table:table-cell office:value-type="float" office:value="0.15883493376290161">
            <text:p>0.15883493376290161</text:p>
          </table:table-cell>
          <table:table-cell office:value-type="float" office:value="0.16433585067752093">
            <text:p>0.16433585067752093</text:p>
          </table:table-cell>
          <table:table-cell office:value-type="float" office:value="0.181259403558654">
            <text:p>0.181259403558654</text:p>
          </table:table-cell>
          <table:table-cell office:value-type="float" office:value="0.22249715709574464">
            <text:p>0.22249715709574464</text:p>
          </table:table-cell>
          <table:table-cell office:value-type="float" office:value="0.22430762147493075">
            <text:p>0.22430762147493075</text:p>
          </table:table-cell>
          <table:table-cell office:value-type="float" office:value="0.2173541671927464">
            <text:p>0.2173541671927464</text:p>
          </table:table-cell>
          <table:table-cell office:value-type="float" office:value="0.17810199828042292">
            <text:p>0.17810199828042292</text:p>
          </table:table-cell>
          <table:table-cell office:value-type="float" office:value="0.22857312304989155">
            <text:p>0.22857312304989155</text:p>
          </table:table-cell>
          <table:table-cell office:value-type="float" office:value="0.200675304105682">
            <text:p>0.200675304105682</text:p>
          </table:table-cell>
          <table:table-cell office:value-type="float" office:value="0.18306738658792077">
            <text:p>0.18306738658792077</text:p>
          </table:table-cell>
          <table:table-cell office:value-type="float" office:value="0.19465164285065412">
            <text:p>0.19465164285065412</text:p>
          </table:table-cell>
          <table:table-cell office:value-type="float" office:value="0.16391048650159912">
            <text:p>0.16391048650159912</text:p>
          </table:table-cell>
          <table:table-cell office:value-type="float" office:value="0.21040778829845785">
            <text:p>0.21040778829845785</text:p>
          </table:table-cell>
          <table:table-cell office:value-type="float" office:value="0.2156102543632353">
            <text:p>0.215610254363235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8237806001001839">
            <text:p>0.08237806001001839</text:p>
          </table:table-cell>
          <table:table-cell office:value-type="float" office:value="0.07863473177442133">
            <text:p>0.07863473177442133</text:p>
          </table:table-cell>
          <table:table-cell office:value-type="float" office:value="0.07726643711449004">
            <text:p>0.07726643711449004</text:p>
          </table:table-cell>
          <table:table-cell office:value-type="float" office:value="0.07477754380683513">
            <text:p>0.07477754380683513</text:p>
          </table:table-cell>
          <table:table-cell office:value-type="float" office:value="0.07367919626481309">
            <text:p>0.07367919626481309</text:p>
          </table:table-cell>
          <table:table-cell office:value-type="float" office:value="0.07320200070017094">
            <text:p>0.07320200070017094</text:p>
          </table:table-cell>
          <table:table-cell office:value-type="float" office:value="0.07932548850689537">
            <text:p>0.07932548850689537</text:p>
          </table:table-cell>
          <table:table-cell office:value-type="float" office:value="0.0931615062311338">
            <text:p>0.0931615062311338</text:p>
          </table:table-cell>
          <table:table-cell office:value-type="float" office:value="0.10584659787469321">
            <text:p>0.10584659787469321</text:p>
          </table:table-cell>
          <table:table-cell office:value-type="float" office:value="0.1119869470748486">
            <text:p>0.1119869470748486</text:p>
          </table:table-cell>
          <table:table-cell office:value-type="float" office:value="0.11476459380530595">
            <text:p>0.11476459380530595</text:p>
          </table:table-cell>
          <table:table-cell office:value-type="float" office:value="0.11590508658975589">
            <text:p>0.11590508658975589</text:p>
          </table:table-cell>
          <table:table-cell office:value-type="float" office:value="0.11626850483391228">
            <text:p>0.11626850483391228</text:p>
          </table:table-cell>
          <table:table-cell office:value-type="float" office:value="0.11517185496884347">
            <text:p>0.11517185496884347</text:p>
          </table:table-cell>
          <table:table-cell office:value-type="float" office:value="0.1137611348673751">
            <text:p>0.1137611348673751</text:p>
          </table:table-cell>
          <table:table-cell office:value-type="float" office:value="0.11299820214092547">
            <text:p>0.11299820214092547</text:p>
          </table:table-cell>
          <table:table-cell office:value-type="float" office:value="0.11463596593205147">
            <text:p>0.11463596593205147</text:p>
          </table:table-cell>
          <table:table-cell office:value-type="float" office:value="0.11973692477914323">
            <text:p>0.11973692477914323</text:p>
          </table:table-cell>
          <table:table-cell office:value-type="float" office:value="0.1226066416403027">
            <text:p>0.1226066416403027</text:p>
          </table:table-cell>
          <table:table-cell office:value-type="float" office:value="0.12121818912683548">
            <text:p>0.12121818912683548</text:p>
          </table:table-cell>
          <table:table-cell office:value-type="float" office:value="0.11741923312698475">
            <text:p>0.11741923312698475</text:p>
          </table:table-cell>
          <table:table-cell office:value-type="float" office:value="0.11226566277663419">
            <text:p>0.11226566277663419</text:p>
          </table:table-cell>
          <table:table-cell office:value-type="float" office:value="0.10435452113785959">
            <text:p>0.10435452113785959</text:p>
          </table:table-cell>
          <table:table-cell office:value-type="float" office:value="0.09271376453752016">
            <text:p>0.0927137645375201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12732701758394">
            <text:p>0.2712732701758394</text:p>
          </table:table-cell>
          <table:table-cell office:value-type="float" office:value="0.27808529559744577">
            <text:p>0.27808529559744577</text:p>
          </table:table-cell>
          <table:table-cell office:value-type="float" office:value="0.2794131650898025">
            <text:p>0.2794131650898025</text:p>
          </table:table-cell>
          <table:table-cell office:value-type="float" office:value="0.2630187123371943">
            <text:p>0.2630187123371943</text:p>
          </table:table-cell>
          <table:table-cell office:value-type="float" office:value="0.24295514798412768">
            <text:p>0.24295514798412768</text:p>
          </table:table-cell>
          <table:table-cell office:value-type="float" office:value="0.2068254992105188">
            <text:p>0.2068254992105188</text:p>
          </table:table-cell>
          <table:table-cell office:value-type="float" office:value="0.22850911635019702">
            <text:p>0.22850911635019702</text:p>
          </table:table-cell>
          <table:table-cell office:value-type="float" office:value="0.20400456867738206">
            <text:p>0.20400456867738206</text:p>
          </table:table-cell>
          <table:table-cell office:value-type="float" office:value="0.23161634459409083">
            <text:p>0.23161634459409083</text:p>
          </table:table-cell>
          <table:table-cell office:value-type="float" office:value="0.24990341206353037">
            <text:p>0.24990341206353037</text:p>
          </table:table-cell>
          <table:table-cell office:value-type="float" office:value="0.250244163137954">
            <text:p>0.250244163137954</text:p>
          </table:table-cell>
          <table:table-cell office:value-type="float" office:value="0.25665340796734937">
            <text:p>0.25665340796734937</text:p>
          </table:table-cell>
          <table:table-cell office:value-type="float" office:value="0.2738661408123957">
            <text:p>0.2738661408123957</text:p>
          </table:table-cell>
          <table:table-cell office:value-type="float" office:value="0.3142296904281305">
            <text:p>0.3142296904281305</text:p>
          </table:table-cell>
          <table:table-cell office:value-type="float" office:value="0.3149164614894175">
            <text:p>0.3149164614894175</text:p>
          </table:table-cell>
          <table:table-cell office:value-type="float" office:value="0.30735543705319773">
            <text:p>0.30735543705319773</text:p>
          </table:table-cell>
          <table:table-cell office:value-type="float" office:value="0.269408444570781">
            <text:p>0.269408444570781</text:p>
          </table:table-cell>
          <table:table-cell office:value-type="float" office:value="0.32394170800561234">
            <text:p>0.32394170800561234</text:p>
          </table:table-cell>
          <table:table-cell office:value-type="float" office:value="0.29833014317686196">
            <text:p>0.29833014317686196</text:p>
          </table:table-cell>
          <table:table-cell office:value-type="float" office:value="0.2796166002421331">
            <text:p>0.2796166002421331</text:p>
          </table:table-cell>
          <table:table-cell office:value-type="float" office:value="0.28817472610307715">
            <text:p>0.28817472610307715</text:p>
          </table:table-cell>
          <table:table-cell office:value-type="float" office:value="0.2533291884285293">
            <text:p>0.2533291884285293</text:p>
          </table:table-cell>
          <table:table-cell office:value-type="float" office:value="0.2935243385917711">
            <text:p>0.2935243385917711</text:p>
          </table:table-cell>
          <table:table-cell office:value-type="float" office:value="0.28945465635560935">
            <text:p>0.2894546563556093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